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16da" officeooo:paragraph-rsid="000c16da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d32bb" officeooo:paragraph-rsid="000d32b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Favicon Størrelser</text:p>
      <text:p text:style-name="P1">32x32<text:tab/><text:tab/><text:tab/>Standard</text:p>
      <text:p text:style-name="P1">128x128<text:tab/><text:tab/>Chrome Web Store / Small Windows 8 Star Screen Icon</text:p>
      <text:p text:style-name="P1">152x152<text:tab/><text:tab/>iPad touch icon</text:p>
      <text:p text:style-name="P1">167x167<text:tab/><text:tab/>iPad Retina touch icon</text:p>
      <text:p text:style-name="P1">180x180<text:tab/><text:tab/>iPhone Retina</text:p>
      <text:p text:style-name="P1">192x192<text:tab/><text:tab/>Google Developer Web App Manifest</text:p>
      <text:p text:style-name="P1">196x196<text:tab/><text:tab/>Chrome for Androi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0T12:59:03.878000000</meta:creation-date>
    <dc:date>2019-12-10T13:50:36.747000000</dc:date>
    <meta:editing-duration>PT41M22S</meta:editing-duration>
    <meta:editing-cycles>1</meta:editing-cycles>
    <meta:document-statistic meta:table-count="0" meta:image-count="0" meta:object-count="0" meta:page-count="1" meta:paragraph-count="8" meta:word-count="37" meta:character-count="240" meta:non-whitespace-character-count="203"/>
    <meta:generator>LibreOffice/6.3.3.2$Windows_X86_64 LibreOffice_project/a64200df03143b798afd1ec74a12ab50359878ed</meta:generator>
  </office:meta>
</office:document-meta>
</file>